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6F2000000B9A0000090AD74731649E9F7347.emf" manifest:media-type="image/x-emf"/>
  <manifest:file-entry manifest:full-path="Pictures/100002010000008C0000006D24FA0963341F335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76cm" fo:margin-right="0cm" fo:margin-top="0.002cm" fo:margin-bottom="0cm" loext:contextual-spacing="false" fo:line-height="0.388cm" fo:text-align="justify" style:justify-single-word="false" fo:orphans="0" fo:widows="0" fo:text-indent="0cm" style:auto-text-indent="false" fo:padding="0.074cm" fo:border-left="none" fo:border-right="none" fo:border-top="none" fo:border-bottom="0.06pt solid #000000" style:text-autospace="none" style:join-border="false"/>
    </style:style>
    <style:style style:name="P2" style:family="paragraph" style:parent-style-name="Standard">
      <style:paragraph-properties fo:line-height="0.353cm" fo:text-align="justify" style:justify-single-word="false" fo:orphans="0" fo:widows="0" style:text-autospace="non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285f3" officeooo:paragraph-rsid="001285f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3pt" fo:font-weight="normal" officeooo:rsid="00125766" officeooo:paragraph-rsid="00125766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margin-left="5.655cm" fo:margin-right="1.554cm" fo:margin-top="0cm" fo:margin-bottom="0.499cm" loext:contextual-spacing="false" fo:line-height="0.564cm" fo:text-align="start" style:justify-single-word="false" fo:orphans="0" fo:widows="0" fo:text-indent="-5.583cm" style:auto-text-indent="false" style:text-autospace="none">
        <style:tab-stops>
          <style:tab-stop style:position="2.018cm"/>
        </style:tab-stops>
      </style:paragraph-properties>
      <style:text-properties fo:font-size="16pt" fo:letter-spacing="-0.004cm" fo:font-weight="bold" style:font-size-asian="16pt" style:font-weight-asian="bold" style:font-size-complex="16pt" style:font-weight-complex="bold"/>
    </style:style>
    <style:style style:name="P9" style:family="paragraph" style:parent-style-name="Standard" style:master-page-name="MP0">
      <style:paragraph-properties fo:margin-left="0.176cm" fo:margin-right="0cm" fo:margin-top="0.023cm" fo:margin-bottom="0cm" loext:contextual-spacing="false" fo:line-height="0.423cm" fo:text-align="justify" style:justify-single-word="false" fo:orphans="0" fo:widows="0" fo:text-indent="0cm" style:auto-text-indent="false" style:page-number="auto" style:text-autospace="none"/>
    </style:style>
    <style:style style:name="P10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3pt" fo:font-weight="normal" officeooo:rsid="000fbf39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11599b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1">
      <style:text-properties fo:font-size="13pt" fo:font-weight="normal" officeooo:rsid="0011599b" officeooo:paragraph-rsid="0011599b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1">
      <style:text-properties fo:font-size="13pt" fo:font-weight="normal" officeooo:rsid="00124fce" officeooo:paragraph-rsid="00124fce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125766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1">
      <style:text-properties fo:font-size="13pt" fo:font-weight="normal" officeooo:rsid="00125766" officeooo:paragraph-rsid="00125766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normal" officeooo:rsid="001285f3" style:font-size-asian="11.3500003814697pt" style:font-weight-asian="normal" style:font-size-complex="13pt" style:font-weight-complex="normal"/>
    </style:style>
    <style:style style:name="P18" style:family="paragraph" style:parent-style-name="Standard" style:master-page-name="MP0">
      <style:paragraph-properties fo:margin-left="0.072cm" fo:margin-right="1.554cm" fo:margin-top="0cm" fo:margin-bottom="0.499cm" loext:contextual-spacing="false" fo:line-height="0.564cm" fo:text-align="start" style:justify-single-word="false" fo:orphans="0" fo:widows="0" fo:text-indent="0cm" style:auto-text-indent="false" style:page-number="auto" style:text-autospace="none">
        <style:tab-stops>
          <style:tab-stop style:position="2.018cm"/>
        </style:tab-stops>
      </style:paragraph-properties>
      <style:text-properties fo:font-size="16pt" fo:letter-spacing="-0.004cm" fo:font-weight="bold" style:font-size-asian="16pt" style:font-weight-asian="bold" style:font-size-complex="16pt" style:font-weight-complex="bold"/>
    </style:style>
    <style:style style:name="T1" style:family="text">
      <style:text-properties fo:letter-spacing="-0.004cm"/>
    </style:style>
    <style:style style:name="T2" style:family="text">
      <style:text-properties officeooo:rsid="000e7dd3"/>
    </style:style>
    <style:style style:name="T3" style:family="text">
      <style:text-properties officeooo:rsid="000fbf39"/>
    </style:style>
    <style:style style:name="T4" style:family="text">
      <style:text-properties fo:font-size="13pt" style:font-size-asian="11.3500003814697pt" style:font-size-complex="13pt"/>
    </style:style>
    <style:style style:name="T5" style:family="text">
      <style:text-properties fo:font-size="13pt" officeooo:rsid="0011599b" style:font-size-asian="11.3500003814697pt" style:font-size-complex="13pt"/>
    </style:style>
    <style:style style:name="T6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0fbf39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11599b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124fce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1285f3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13d84e" style:font-size-asian="11.3500003814697pt" style:font-weight-asian="normal" style:font-size-complex="13pt" style:font-weight-complex="normal"/>
    </style:style>
    <style:style style:name="T12" style:family="text">
      <style:text-properties officeooo:rsid="0013d84e"/>
    </style:style>
    <style:style style:name="T13" style:family="text">
      <style:text-properties officeooo:rsid="00151967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8">Alumno/a: Rafael Miguel Cruz <text:span text:style-name="T3">Á</text:span>lvarez</text:p>
      <text:p text:style-name="P3">[<text:bookmark text:name="yui_3_17_2_1_1570961093496_42"/>Tarea 2.4. Estándares, variables y operadores.]</text:p>
      <text:p text:style-name="P4"/>
      <text:p text:style-name="P5"/>
      <text:p text:style-name="P5">Responde a las siguientes preguntas:</text:p>
      <text:list xml:id="list1511278042" text:style-name="L1">
        <text:list-item>
          <text:p text:style-name="P10"><text:bookmark text:name="yui_3_17_2_1_1570961093496_39"/>Define qué es ECMA</text:p>
        </text:list-item>
      </text:list>
      <text:p text:style-name="P5"><text:tab/><text:span text:style-name="T7">Ecma es una una organización internacional que recoge un conjunto de estándares para la <text:tab/>comunicación y la información.</text:span></text:p>
      <text:p text:style-name="P11"/>
      <text:list xml:id="list131525315048734" text:continue-numbering="true" text:style-name="L1">
        <text:list-item>
          <text:p text:style-name="P10">Define qué es ECMA-262 y su relación con JavaScript. </text:p>
        </text:list-item>
      </text:list>
      <text:p text:style-name="P5"><text:tab/><text:span text:style-name="T7">Es la especificación en la que ECMA internacional </text:span><text:span text:style-name="T8">recoge los estándares de ECMAScript, <text:tab/>lenguaje de scripting que forma la base de JavaScript.</text:span></text:p>
      <text:p text:style-name="P5"/>
      <text:list xml:id="list131524236244249" text:continue-numbering="true" text:style-name="L1">
        <text:list-item>
          <text:p text:style-name="P10">Indica las dos últimas versiones del ECMA-262 y sus fechas de actualización.</text:p>
        </text:list-item>
      </text:list>
      <text:p text:style-name="P5"><text:tab/><text:span text:style-name="T8">Las dos últimas versiones son la edición 9 de 2018 y el borrador actual que es la edición 10 <text:tab/>de Junio de 2019.</text:span></text:p>
      <text:p text:style-name="P5"/>
      <text:list xml:id="list131526151647227" text:continue-numbering="true" text:style-name="L1">
        <text:list-item>
          <text:p text:style-name="P10">Indica qué es ES5 y ES6</text:p>
        </text:list-item>
      </text:list>
      <text:p text:style-name="Standard"><text:s text:c="10"/><text:span text:style-name="T4"><text:s/></text:span><text:span text:style-name="T5">Ámbos indican el estandar que se está usando para JavaScript, el actual es el <text:tab/>ES6(ECMAScript6).</text:span></text:p>
      <text:p text:style-name="P5"><text:tab/></text:p>
      <text:list xml:id="list131525101319046" text:continue-numbering="true" text:style-name="L1">
        <text:list-item>
          <text:p text:style-name="P10">¿Qué sucede si se usa una variable sin declaración previa (let, var ó const)? Responde dentro y fuera de una función.</text:p>
        </text:list-item>
      </text:list>
      <text:p text:style-name="P5"><text:tab/><text:span text:style-name="T8">Let y const si se declara dentro o fuera de una función solo se podrá usar dentro de esa <text:tab/>función es decir es una variable de bloque.</text:span></text:p>
      <text:p text:style-name="P12"><text:tab/></text:p>
      <text:p text:style-name="Standard"><text:span text:style-name="T8"><text:tab/>Mientras que la variable var se usa para declarar una variable d</text:span><text:span text:style-name="T11">e función</text:span><text:span text:style-name="T8">. </text:span></text:p>
      <text:p text:style-name="P5"/>
      <text:list xml:id="list131525078511715" text:continue-numbering="true" text:style-name="L1">
        <text:list-item>
          <text:p text:style-name="P10">Hoisting. Indica qué es.</text:p>
          <text:p text:style-name="P13">Las variables deben de ser declaradas al pincipio de cada función, si éstas no se declarán al principio, pasarán al principio cuando se este ejecutando la función.</text:p>
        </text:list-item>
      </text:list>
      <text:p text:style-name="P5"><text:tab/></text:p>
      <text:list xml:id="list131524258066279" text:continue-numbering="true" text:style-name="L1">
        <text:list-item>
          <text:p text:style-name="P10">Tipos de datos en JavaScript.</text:p>
          <text:p text:style-name="P14">Los tipos de datos son numéricos, Cadenas(Strings),Booleanos,Null,Undefined,Objetos y Símbolos.</text:p>
        </text:list-item>
      </text:list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</text:p>
      <text:list xml:id="list131524740875497" text:continue-numbering="true" text:style-name="L1">
        <text:list-item>
          <text:p text:style-name="P10">Diferencia entre typeof y typeof(). Qué son y qué valores devuelven.</text:p>
        </text:list-item>
      </text:list>
      <text:p text:style-name="P5"><text:tab/><text:span text:style-name="T9">La diferencia es que typeof es un operador que devuelve el tipo de un argumento por ejemplo <text:tab/>typeof 1 devuelve number. Mientras que typeof() es una funcion.</text:span></text:p>
      <text:p text:style-name="P5"/>
      <text:list xml:id="list131525768470856" text:continue-numbering="true" text:style-name="L1">
        <text:list-item>
          <text:p text:style-name="P10">Ámbito de bloque y ámbito de función. Indica qué son con respecto a la definición de las variables.</text:p>
        </text:list-item>
      </text:list>
      <text:p text:style-name="P15"><text:tab/>La definición de variables con respecto ámbito de bloque, significa que solo se podrán usar <text:tab/>en ese bloque, es decir si tenemos un if y declaramos una variable ahí dentro solo se podra <text:tab/>usar dentro del if. <text:span text:style-name="T13">Variable var dentro del ámbito de una función.</text:span></text:p>
      <text:p text:style-name="P5"/>
      <text:list xml:id="list131525479684985" text:continue-numbering="true" text:style-name="L1">
        <text:list-item>
          <text:p text:style-name="P10">Cuál es el operador exponencial.</text:p>
          <text:p text:style-name="P16">El operador de asignación de exponente evalua el resultado de elevar primero el operando a la potencia del segundo número.</text:p>
        </text:list-item>
      </text:list>
      <text:p text:style-name="P7"><text:tab/>2 ** 3 = 8</text:p>
      <text:p text:style-name="P5"><text:tab/></text:p>
      <text:list xml:id="list131525127882785" text:continue-numbering="true" text:style-name="L1">
        <text:list-item>
          <text:p text:style-name="P10">¿Qué es el operador ternario? Indícalo con un ejemplo</text:p>
        </text:list-item>
      </text:list>
      <text:p text:style-name="P5"><text:tab/><text:span text:style-name="T10">Se puede decir que el operador ternario (condición ? Expresión1 : expresión 2), puede <text:tab/>sustituit a un if, por ejemplo:</text:span></text:p>
      <text:p text:style-name="P17"><text:tab/></text:p>
      <text:p text:style-name="P17"><text:tab/>var max =(num1 &gt; num2) ? Num1 : num2.</text:p>
      <text:p text:style-name="P17"/>
      <text:p text:style-name="P17"><text:tab/>Quiere decir que si num1 es mayor que num2, se cumple la expresión 1 sino se cumplirá la <text:tab/>expresión 2.</text:p>
      <text:p text:style-name="P17"><text:tab/></text:p>
      <text:list xml:id="list131524378403770" text:continue-numbering="true" text:style-name="L1">
        <text:list-item>
          <text:p text:style-name="P10">Indica diferencia entre el operador igualdad (==) y el operador identidad o igualdad estricta (===). Indícalo mediante un ejemplo.</text:p>
        </text:list-item>
      </text:list>
      <text:p text:style-name="P6"><text:tab/><text:span text:style-name="T6">El operador == si los operadores tienen tipos distintos, JavaScript trata de convertirlos para <text:tab/>que puedan ser comparados(1==“1“ es true), mientras que el === significa que si los <text:tab/>operadores tienen tipos diferentes, no son iguales (1 ===“1“ da false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PGothic1" style:font-family-asian="'MS P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size-complex="18pt" style:font-weight-complex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Énf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asian="Andale Sans UI" style:font-family-asian="'Andale Sans UI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MP0">
      <style:paragraph-properties fo:margin-left="0.176cm" fo:margin-right="0cm" fo:margin-top="0.023cm" fo:margin-bottom="0cm" loext:contextual-spacing="false" fo:line-height="0.423cm" fo:text-align="justify" style:justify-single-word="false" fo:orphans="0" fo:widows="0" fo:text-indent="0cm" style:auto-text-indent="false" style:page-number="auto" style:text-autospace="none"/>
    </style:style>
    <style:style style:name="MP2" style:family="paragraph" style:parent-style-name="Standard">
      <style:paragraph-properties fo:margin-left="0.176cm" fo:margin-right="0cm" fo:margin-top="0.002cm" fo:margin-bottom="0cm" loext:contextual-spacing="false" fo:line-height="0.388cm" fo:text-align="justify" style:justify-single-word="false" fo:orphans="0" fo:widows="0" fo:text-indent="0cm" style:auto-text-indent="false" fo:padding="0.074cm" fo:border-left="none" fo:border-right="none" fo:border-top="none" fo:border-bottom="0.06pt solid #000000" style:text-autospace="none" style:join-border="false"/>
    </style:style>
    <style:style style:name="MP3" style:family="paragraph" style:parent-style-name="Standard">
      <style:paragraph-properties fo:line-height="0.353cm" fo:text-align="justify" style:justify-single-word="false" fo:orphans="0" fo:widows="0" style:text-autospace="none"/>
      <style:text-properties fo:font-size="10pt" style:font-size-asian="10pt" style:font-size-complex="10pt"/>
    </style:style>
    <style:style style:name="MT1" style:family="text">
      <style:text-properties fo:letter-spacing="-0.004cm"/>
    </style:style>
    <style:style style:name="MT2" style:family="text">
      <style:text-properties officeooo:rsid="000e7dd3"/>
    </style:style>
    <style:style style:name="MT3" style:family="text">
      <style:text-properties officeooo:rsid="000fbf39"/>
    </style:style>
    <style:style style:name="M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0.873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2.434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<text:span text:style-name="MT1"><text:line-break/>Curso y Ciclo: <text:s text:c="2"/></text:span><draw:frame draw:style-name="Mfr1" draw:name="gráficos1" text:anchor-type="char" svg:x="14.571cm" svg:y="-0.028cm" svg:width="2.503cm" svg:height="1.974cm" draw:z-index="1"><draw:image xlink:href="Pictures/10006F2000000B9A0000090AD74731649E9F7347.emf" xlink:type="simple" xlink:show="embed" xlink:actuate="onLoad" loext:mime-type="image/x-emf"/><draw:image xlink:href="Pictures/100002010000008C0000006D24FA0963341F335B.png" xlink:type="simple" xlink:show="embed" xlink:actuate="onLoad" loext:mime-type="image/png"/></draw:frame><text:s/><text:span text:style-name="MT2">2º DAW</text:span></text:p>
        <text:p text:style-name="MP2"><text:line-break/>Módulo: <text:s/><text:span text:style-name="MT3">DWEC</text:span></text:p>
        <text:p text:style-name="MP3"/>
        <text:p text:style-name="MP3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/>
    <meta:creation-date>2009-04-16T11:32:00Z</meta:creation-date>
    <dc:date>2019-10-18T13:15:23.772000000</dc:date>
    <meta:print-date>2012-11-26T06:21:00Z</meta:print-date>
    <meta:editing-cycles>55</meta:editing-cycles>
    <meta:editing-duration>PT5H32M53S</meta:editing-duration>
    <meta:document-statistic meta:table-count="0" meta:image-count="1" meta:object-count="0" meta:page-count="2" meta:paragraph-count="41" meta:word-count="497" meta:character-count="2922" meta:non-whitespace-character-count="2419"/>
    <meta:user-defined meta:name="Info 1"/>
    <meta:user-defined meta:name="Info 2"/>
    <meta:user-defined meta:name="Info 3"/>
    <meta:user-defined meta:name="Info 4"/>
    <meta:template xlink:type="simple" xlink:actuate="onRequest" xlink:title="" xlink:href="../DAW/SISTINF/PRACTICAS/Tema3_SO/SISINF_Practica6_RegistroeInicioW7.odt/Normal"/>
  </office:meta>
</office:document-meta>
</file>